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 style:master-page-name="MPF0">
      <style:paragraph-properties style:page-number="auto" fo:break-before="page"/>
      <style:text-properties officeooo:rsid="00101922" officeooo:paragraph-rsid="00101922"/>
    </style:style>
    <style:style style:name="P2" style:family="paragraph" style:parent-style-name="Standard">
      <style:paragraph-properties fo:margin-left="-2.54cm" fo:margin-right="18.461cm" fo:margin-top="0cm" fo:margin-bottom="0cm" style:contextual-spacing="false"/>
      <style:text-properties officeooo:paragraph-rsid="00219ac2"/>
    </style:style>
    <style:style style:name="P3" style:family="paragraph" style:parent-style-name="Heading_20_2">
      <style:text-properties officeooo:paragraph-rsid="00219ac2"/>
    </style:style>
    <style:style style:name="P4" style:family="paragraph" style:parent-style-name="Text_20_body_20__28_WW_29_">
      <style:text-properties officeooo:rsid="002f692e" officeooo:paragraph-rsid="002f692e"/>
    </style:style>
    <style:style style:name="P5" style:family="paragraph" style:parent-style-name="Preformatted_20_Text">
      <style:text-properties officeooo:rsid="002f692e" officeooo:paragraph-rsid="002f692e"/>
    </style:style>
    <style:style style:name="P6" style:family="paragraph" style:parent-style-name="Text_20_body_20__28_WW_29_">
      <style:text-properties fo:font-weight="bold" officeooo:rsid="002f692e" officeooo:paragraph-rsid="002f692e" style:font-weight-asian="bold" style:font-weight-complex="bold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P9" style:family="paragraph" style:parent-style-name="Frame_20_contents">
      <style:paragraph-properties fo:line-height="107%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b868b"/>
    </style:style>
    <style:style style:name="T2" style:family="text">
      <style:text-properties officeooo:rsid="002f692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T5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T6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T7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-start-margin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3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gr1" style:family="graphic" style:parent-style-name="Frame">
      <style:graphic-properties draw:stroke="none" svg:stroke-width="0.009cm" draw:stroke-linejoin="round" draw:fill="none" loext:fill-use-slide-background="false" draw:textarea-vertical-align="top" draw:auto-grow-height="false" fo:min-height="0.552cm" fo:min-width="1.453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svg:stroke-linecap="butt" draw:fill="none" loext:fill-use-slide-background="false" draw:textarea-vertical-align="top" draw:auto-grow-height="false" fo:min-height="0.773cm" fo:min-width="1.004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28cm" fo:min-width="2.907cm" fo:padding-top="0.127cm" fo:padding-bottom="0.127cm" fo:padding-left="0.254cm" fo:padding-right="0.254cm" fo:wrap-option="wrap" loext:decorative="false" fo:margin-left="0.316cm" fo:margin-right="0.319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s – <text:span text:style-name="T1">Structures</text:span> <text:span text:style-name="T2">Itératives Complètes</text:span></text:h>
      <text:p text:style-name="P2"/>
      <text:h text:style-name="P3" text:outline-level="2"><text:span text:style-name="T2">Activité</text:span> 1</text:h>
      <text:p text:style-name="P4">Tirer un nombre n au hasard entre 5 et 15, puis afficher tous les nombres de 1 à n.</text:p>
      <text:p text:style-name="P4">Exemple : </text:p>
      <text:p text:style-name="Preformatted_20_Text">n = 8</text:p>
      <text:p text:style-name="P5">1 – 2 – 3 – 4 – 5 – 6 – 7 - 8</text:p>
      <text:h text:style-name="Heading_20_2" text:outline-level="2">Activité 2</text:h>
      <text:p text:style-name="P4">Afficher les lettres alphabétiques (A – Z) en utilisant la fonction chr.</text:p>
      <text:p text:style-name="P4"><text:span text:style-name="T3">NB : </text:span>chr(65) → "A" ; chr(90) → "Z"</text:p>
      <text:h text:style-name="Heading_20_2" text:outline-level="2">Activité 3</text:h>
      <text:p text:style-name="P4">Demander un nombre à l'utilisateur puis afficher les cinq nombres suivants.</text:p>
      <text:p text:style-name="P6">Exemple :</text:p>
      <text:p text:style-name="Preformatted_20_Text">Donner a ? 7</text:p>
      <text:p text:style-name="Preformatted_20_Text">8 – 9 – 10 – 11 – 12</text:p>
      <text:h text:style-name="Heading_20_2" text:outline-level="2">Activité 4</text:h>
      <text:p text:style-name="P4">Afficher les diviseurs d'un nombre n donné.</text:p>
      <text:p text:style-name="P6">Exemple :</text:p>
      <text:p text:style-name="Preformatted_20_Text">Donner n ? 12</text:p>
      <text:p text:style-name="Preformatted_20_Text">1 – 2 – 3 – 4 – 6 – 1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pleSoft Bold" svg:font-family="'AmpleSoft Bol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oppins Medium" svg:font-family="'Poppins Medium'" style:font-pitch="variable"/>
    <style:font-face style:name="Poppins Medium1" svg:font-family="'Poppins Medium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_28_WW_29_" style:display-name="Text body (WW)" style:family="paragraph" style:parent-style-name="Standard">
      <style:paragraph-properties fo:margin-top="0.101cm" fo:margin-bottom="0.101cm" style:contextual-spacing="false" fo:line-height="115%" style:vertical-align="baseline"/>
      <style:text-properties style:use-window-font-color="true" loext:opacity="0%" style:letter-kerning="true" style:font-name-asian="Book Antiqua1" style:font-family-asian="'Book Antiqua'" style:font-family-generic-asian="system" style:font-pitch-asian="variable" style:language-asian="zh" style:country-asian="CN" style:font-name-complex="Book Antiqua1" style:font-family-complex="'Book Antiqua'" style:font-family-generic-complex="system" style:font-pitch-complex="variable" style:font-size-complex="12pt" style:language-complex="ar" style:country-complex="TN"/>
    </style:style>
    <style:style style:name="Frame_20_contents" style:display-name="Frame contents" style:family="paragraph" style:parent-style-name="Standard" style:class="extra"/>
    <style:style style:name="Préformaté" style:family="paragraph" style:parent-style-name="Preformatted_20_Text">
      <style:paragraph-properties fo:margin-left="0.101cm" fo:margin-right="0.101cm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f34f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rame_20_contents">
      <style:paragraph-properties fo:line-height="107%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Frame_20_contents">
      <style:paragraph-properties fo:text-align="center" style:justify-single-word="false"/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16f34f"/>
    </style:style>
    <style:style style:name="MT2" style:family="text">
      <style:text-properties fo:color="#000000" loext:opacity="100%" style:font-name="Poppins Medium" fo:font-size="12pt" style:font-size-asian="12pt" style:font-name-complex="Poppins Medium1" style:font-size-complex="12pt">
        <loext:char-complex-color loext:theme-type="dark1" loext:color-type="theme"/>
      </style:text-properties>
    </style:style>
    <style:style style:name="MT3" style:family="text">
      <style:text-properties fo:color="#ffffff" loext:opacity="100%" style:font-name="AmpleSoft Bold"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002060" loext:opacity="100%" style:font-name="Arial1" fo:font-size="22pt" fo:font-weight="bold" style:font-size-asian="22pt" style:font-weight-asian="bold" style:font-name-complex="Arial2" style:font-size-complex="22pt" style:font-weight-complex="bold"/>
    </style:style>
    <style:style style:name="MT5" style:family="text">
      <style:text-properties fo:color="#002060" loext:opacity="100%" style:font-name="Arial" fo:font-size="16pt" fo:font-weight="bold" style:font-size-asian="16pt" style:font-weight-asian="bold" style:font-name-complex="Arial2" style:font-size-complex="16pt" style:font-weight-complex="bold"/>
    </style:style>
    <style:style style:name="Mfr1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-start-margin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28cm" fo:min-width="2.907cm" fo:padding-top="0.127cm" fo:padding-bottom="0.127cm" fo:padding-left="0.254cm" fo:padding-right="0.254cm" fo:wrap-option="wrap" loext:decorative="false" fo:margin-left="0.316cm" fo:margin-right="0.319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svg:stroke-linecap="butt" draw:fill="none" loext:fill-use-slide-background="false" draw:textarea-vertical-align="top" draw:auto-grow-height="false" fo:min-height="0.773cm" fo:min-width="1.004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.009cm" draw:stroke-linejoin="round" draw:fill="none" loext:fill-use-slide-background="false" draw:textarea-vertical-align="top" draw:auto-grow-height="false" fo:min-height="0.552cm" fo:min-width="1.453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cm" fo:margin-bottom="0.9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span text:style-name="MT1">Page </text:span><text:page-number text:select-page="current">2</text:page-number><text:s/>/ <text:page-count>1</text:page-count></text:p>
      </style:footer>
      <style:footer-first>
        <text:p text:style-name="MP2"><text:span text:style-name="MT1">Page </text:span><text:page-number text:select-page="current">1</text:page-number><text:s/>/ <text:page-count>1</text:page-count></text:p>
      </style:footer-first>
    </style:master-page>
    <style:master-page style:name="Converted1" style:page-layout-name="Mpm3" draw:style-name="Mdp1">
      <style:header>
        <text:p text:style-name="Standard"><draw:custom-shape text:anchor-type="char" draw:z-index="0" draw:name="Zone de texte 2" draw:style-name="Mgr1" draw:text-style-name="MP4" svg:width="3.414cm" svg:height="0.981cm" svg:x="15.572cm" svg:y="-0.295cm"><text:p text:style-name="MP3" loext:marker-style-name="MT2"><text:span text:style-name="MT2">Informatiqu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1" text:anchor-type="char" svg:x="0cm" svg:y="0cm" svg:width="3.417cm" svg:height="0.984cm" draw:z-index="0"><draw:text-box><text:p text:style-name="MP3" loext:marker-style-name="MT2"><text:span text:style-name="MT2">Informatique</text:span></text:p></draw:text-box></draw:frame><draw:frame draw:style-name="Mfr1" draw:name="Cadre11" text:anchor-type="char" svg:x="0cm" svg:y="0cm" svg:width="3.417cm" svg:height="0.984cm" draw:z-index="0"><draw:text-box><text:p text:style-name="MP3" loext:marker-style-name="MT2"><text:span text:style-name="MT2">Informatique</text:span></text:p></draw:text-box></draw:frame><draw:frame draw:style-name="Mfr1" draw:name="Cadre111" text:anchor-type="char" svg:x="0cm" svg:y="0cm" svg:width="3.417cm" svg:height="0.984cm" draw:z-index="0"><draw:text-box><text:p text:style-name="MP3" loext:marker-style-name="MT2"><text:span text:style-name="MT2">Informatique</text:span></text:p></draw:text-box></draw:frame><draw:frame draw:style-name="Mfr1" draw:name="Cadre1111" text:anchor-type="char" svg:x="0cm" svg:y="0cm" svg:width="3.417cm" svg:height="0.984cm" draw:z-index="0"><draw:text-box><text:p text:style-name="MP3" loext:marker-style-name="MT2"><text:span text:style-name="MT2">Informatique</text:span></text:p></draw:text-box></draw:frame><draw:frame draw:style-name="Mfr1" draw:name="Cadre8" text:anchor-type="char" svg:x="15.572cm" svg:y="-0.295cm" svg:width="3.417cm" svg:height="0.984cm" draw:z-index="0"><draw:text-box><text:p text:style-name="MP3" loext:marker-style-name="MT2"><text:span text:style-name="MT2">Informatique</text:span></text:p></draw:text-box></draw:frame></text:p>
      </style:header>
      <style:footer>
        <text:p text:style-name="MP5"><draw:custom-shape text:anchor-type="char" draw:z-index="1" draw:name="Rectangle : carré corné 5" draw:style-name="Mgr2" draw:text-style-name="MP4" svg:width="1.511cm" svg:height="1.549cm" svg:x="-1.782cm" svg:y="1.907cm"><text:p text:style-name="MP6"><text:span text:style-name="MT3"><text:page-number text:select-page="current">0</text:page-number></text:span></text:p><draw:enhanced-geometry draw:mirror-horizontal="false" draw:mirror-vertical="false" svg:viewBox="0 0 0 0" draw:glue-points="?f40 0 ?f41 ?f42 ?f40 ?f43 0 ?f42" draw:text-areas="?f23 ?f23 ?f26 ?f36" draw:type="ooxml-non-primitive" draw:modifiers="34560" draw:enhanced-path="M ?f23 ?f23 L ?f26 ?f23 ?f26 ?f36 ?f37 ?f27 ?f23 ?f27 Z S N M ?f37 ?f27 L ?f38 ?f39 ?f26 ?f36 Z S N M ?f37 ?f27 L ?f38 ?f39 ?f26 ?f36 ?f37 ?f27 ?f23 ?f27 ?f23 ?f23 ?f26 ?f23 ?f26 ?f36 F N"><draw:equation draw:name="f0" draw:formula="logwidth"/><draw:equation draw:name="f1" draw:formula="logheight"/><draw:equation draw:name="f2" draw:formula="min(logwidth,logheight)"/><draw:equation draw:name="f3" draw:formula="?f2 "/><draw:equation draw:name="f4" draw:formula="0"/><draw:equation draw:name="f5" draw:formula="34560"/><draw:equation draw:name="f6" draw:formula="abs(?f0 )"/><draw:equation draw:name="f7" draw:formula="abs(?f1 )"/><draw:equation draw:name="f8" draw:formula="abs(?f3 )"/><draw:equation draw:name="f9" draw:formula="?f4 "/><draw:equation draw:name="f10" draw:formula="$0 "/><draw:equation draw:name="f11" draw:formula="if(?f6 ,?f0 ,1)"/><draw:equation draw:name="f12" draw:formula="if(?f7 ,?f1 ,1)"/><draw:equation draw:name="f13" draw:formula="if(?f8 ,?f3 ,1)"/><draw:equation draw:name="f14" draw:formula="?f11 *1/21600"/><draw:equation draw:name="f15" draw:formula="?f12 *1/21600"/><draw:equation draw:name="f16" draw:formula="21600*?f11 /1"/><draw:equation draw:name="f17" draw:formula="21600*?f12 /1"/><draw:equation draw:name="f18" draw:formula="min(?f15 ,?f14 )"/><draw:equation draw:name="f19" draw:formula="?f16 *1/?f13 "/><draw:equation draw:name="f20" draw:formula="?f17 *1/?f13 "/><draw:equation draw:name="f21" draw:formula="?f19 "/><draw:equation draw:name="f22" draw:formula="?f20 "/><draw:equation draw:name="f23" draw:formula="?f9 *?f18 /1"/><draw:equation draw:name="f24" draw:formula="?f22 +0-?f9 "/><draw:equation draw:name="f25" draw:formula="?f21 +0-?f9 "/><draw:equation draw:name="f26" draw:formula="?f21 *?f18 /1"/><draw:equation draw:name="f27" draw:formula="?f22 *?f18 /1"/><draw:equation draw:name="f28" draw:formula="min(?f25 ,?f24 )"/><draw:equation draw:name="f29" draw:formula="?f28 *?f10 /1"/><draw:equation draw:name="f30" draw:formula="?f29 *1/100000"/><draw:equation draw:name="f31" draw:formula="?f30 *1/5"/><draw:equation draw:name="f32" draw:formula="?f21 +0-?f30 "/><draw:equation draw:name="f33" draw:formula="?f22 +0-?f30 "/><draw:equation draw:name="f34" draw:formula="?f32 +?f31 -0"/><draw:equation draw:name="f35" draw:formula="?f33 +?f31 -0"/><draw:equation draw:name="f36" draw:formula="?f33 *?f18 /1"/><draw:equation draw:name="f37" draw:formula="?f32 *?f18 /1"/><draw:equation draw:name="f38" draw:formula="?f34 *?f18 /1"/><draw:equation draw:name="f39" draw:formula="?f35 *?f18 /1"/><draw:equation draw:name="f40" draw:formula="logwidth/2"/><draw:equation draw:name="f41" draw:formula="logwidth"/><draw:equation draw:name="f42" draw:formula="logheight/2"/><draw:equation draw:name="f43" draw:formula="logheight"/></draw:enhanced-geometry></draw:custom-shape><draw:frame draw:style-name="Mfr2" draw:name="Cadre2" text:anchor-type="char" svg:x="0cm" svg:y="0cm" svg:width="1.513cm" svg:height="1.028cm" draw:z-index="0"><draw:text-box><text:p text:style-name="MP6"><text:span text:style-name="MT3"><text:page-number text:select-page="current">0</text:page-number></text:span></text:p></draw:text-box></draw:frame><draw:frame draw:style-name="Mfr2" draw:name="Cadre21" text:anchor-type="char" svg:x="0cm" svg:y="0cm" svg:width="1.513cm" svg:height="1.028cm" draw:z-index="0"><draw:text-box><text:p text:style-name="MP7"><text:page-number text:select-page="current">0</text:page-number></text:p></draw:text-box></draw:frame><draw:frame draw:style-name="Mfr2" draw:name="Cadre211" text:anchor-type="char" svg:x="0cm" svg:y="0cm" svg:width="1.513cm" svg:height="1.028cm" draw:z-index="0"><draw:text-box><text:p text:style-name="MP7"><text:page-number text:select-page="current">0</text:page-number></text:p></draw:text-box></draw:frame><draw:frame draw:style-name="Mfr2" draw:name="Cadre2111" text:anchor-type="char" svg:x="0cm" svg:y="0cm" svg:width="1.513cm" svg:height="1.028cm" draw:z-index="0"><draw:text-box><text:p text:style-name="MP7"><text:page-number text:select-page="current">0</text:page-number></text:p></draw:text-box></draw:frame><draw:frame draw:style-name="Mfr2" draw:name="Cadre10" text:anchor-type="char" svg:x="-1.782cm" svg:y="1.907cm" svg:width="1.513cm" svg:height="1.028cm" draw:z-index="0"><draw:text-box><text:p text:style-name="MP7"><text:page-number text:select-page="current">0</text:page-number></text:p></draw:text-box></draw:frame><draw:custom-shape text:anchor-type="char" draw:z-index="2" draw:name="Rectangle : carré corné 1" draw:style-name="Mgr3" draw:text-style-name="MP4" svg:width="1.96cm" svg:height="1.232cm" svg:x="0.159cm" svg:y="28.586cm"><text:p text:style-name="MP6" loext:marker-style-name="MT4"><text:span text:style-name="MT5"><text:page-number text:select-page="current">0</text:page-number></text:span></text:p><draw:enhanced-geometry draw:mirror-horizontal="false" draw:mirror-vertical="false" svg:viewBox="0 0 0 0" draw:text-areas="0 0 ?f11 ?f6" draw:type="ooxml-foldedCorner" draw:modifiers="3456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inimum="0" draw:handle-range-x-maximum="50000"/></draw:enhanced-geometry></draw:custom-shape><draw:frame draw:style-name="Mfr3" draw:name="Cadre3" text:anchor-type="char" svg:x="0cm" svg:y="0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" text:anchor-type="char" svg:x="0cm" svg:y="0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1" text:anchor-type="char" svg:x="0cm" svg:y="0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3111" text:anchor-type="char" svg:x="0cm" svg:y="0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draw:frame draw:style-name="Mfr3" draw:name="Cadre9" text:anchor-type="char" svg:x="0.159cm" svg:y="28.586cm" svg:width="1.963cm" svg:height="0.808cm" draw:z-index="0"><draw:text-box><text:p text:style-name="MP6" loext:marker-style-name="MT4"><text:span text:style-name="MT5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11-06T18:45:43.708000000</dc:date>
    <meta:editing-cycles>20</meta:editing-cycles>
    <meta:editing-duration>PT2H45M39S</meta:editing-duration>
    <meta:document-statistic meta:table-count="0" meta:image-count="0" meta:object-count="0" meta:page-count="1" meta:paragraph-count="36" meta:word-count="129" meta:character-count="609" meta:non-whitespace-character-count="498"/>
    <meta:template xlink:type="simple" xlink:actuate="onRequest" xlink:title="" xlink:href="../ex04-Structures_Données.odt/BookAntiqua%20Modèle.ott"/>
  </office:meta>
</office:document-meta>
</file>